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4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ff3366" style:text-position=""/>
    </style:style>
    <style:style style:name="ce3" style:family="table-cell" style:parent-style-name="Default">
      <style:text-properties fo:color="#000000"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color="#ff3366"/>
    </style:style>
  </office:automatic-styles>
  <office:body>
    <office:spreadsheet>
      <table:table table:name="proof steps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inc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386">
            <text:p>386</text:p>
          </table:table-cell>
          <table:table-cell/>
          <table:table-cell office:value-type="float" office:value="1746">
            <text:p>1746</text:p>
          </table:table-cell>
          <table:table-cell office:value-type="float" office:value="3446">
            <text:p>3446</text:p>
          </table:table-cell>
          <table:table-cell office:value-type="float" office:value="17046">
            <text:p>17046</text:p>
          </table:table-cell>
          <table:table-cell office:value-type="float" office:value="34046">
            <text:p>34046</text:p>
          </table:table-cell>
          <table:table-cell office:value-type="float" office:value="68046">
            <text:p>68046</text:p>
          </table:table-cell>
          <table:table-cell office:value-type="float" office:value="102046">
            <text:p>102046</text:p>
          </table:table-cell>
          <table:table-cell office:value-type="float" office:value="170043">
            <text:p>170043</text:p>
          </table:table-cell>
        </table:table-row>
        <table:table-row table:style-name="ro1">
          <table:table-cell table:style-name="ce1" office:value-type="string">
            <text:p>inc2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801">
            <text:p>801</text:p>
          </table:table-cell>
          <table:table-cell/>
          <table:table-cell office:value-type="float" office:value="3841">
            <text:p>3841</text:p>
          </table:table-cell>
          <table:table-cell office:value-type="float" office:value="7641">
            <text:p>7641</text:p>
          </table:table-cell>
          <table:table-cell office:value-type="float" office:value="38041">
            <text:p>3804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ontract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932">
            <text:p>932</text:p>
          </table:table-cell>
          <table:table-cell office:value-type="float" office:value="2422">
            <text:p>2422</text:p>
          </table:table-cell>
          <table:table-cell office:value-type="float" office:value="7202">
            <text:p>7202</text:p>
          </table:table-cell>
          <table:table-cell office:value-type="float" office:value="35942">
            <text:p>35942</text:p>
          </table:table-cell>
          <table:table-cell office:value-type="float" office:value="131842">
            <text:p>13184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ccess chain 1</text:p>
          </table:table-cell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office:value-type="float" office:value="2022">
            <text:p>2022</text:p>
          </table:table-cell>
          <table:table-cell office:value-type="float" office:value="6520">
            <text:p>6520</text:p>
          </table:table-cell>
          <table:table-cell office:value-type="float" office:value="13433">
            <text:p>13433</text:p>
          </table:table-cell>
          <table:table-cell table:number-columns-repeated="9"/>
        </table:table-row>
        <table:table-row table:style-name="ro2">
          <table:table-cell table:style-name="ce1" office:value-type="string">
            <text:p>access chain 4</text:p>
          </table:table-cell>
          <table:table-cell office:value-type="float" office:value="349">
            <text:p>349</text:p>
          </table:table-cell>
          <table:table-cell table:style-name="ce2" office:value-type="float" office:value="20934">
            <text:p>20934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model field</text:p>
          </table:table-cell>
          <table:table-cell office:value-type="float" office:value="130">
            <text:p>130</text:p>
          </table:table-cell>
          <table:table-cell office:value-type="float" office:value="280">
            <text:p>280</text:p>
          </table:table-cell>
          <table:table-cell office:value-type="float" office:value="1344">
            <text:p>1344</text:p>
          </table:table-cell>
          <table:table-cell office:value-type="float" office:value="20152">
            <text:p>20152</text:p>
          </table:table-cell>
          <table:table-cell table:style-name="ce2" office:value-type="float" office:value="30975">
            <text:p>30975</text:p>
          </table:table-cell>
          <table:table-cell office:value-type="float" office:value="51942">
            <text:p>51942</text:p>
          </table:table-cell>
          <table:table-cell office:value-type="float" office:value="125118">
            <text:p>125118</text:p>
          </table:table-cell>
          <table:table-cell table:number-columns-repeated="7"/>
        </table:table-row>
        <table:table-row table:style-name="ro2">
          <table:table-cell table:style-name="ce1" office:value-type="string">
            <text:p>ghost</text:p>
          </table:table-cell>
          <table:table-cell office:value-type="float" office:value="138">
            <text:p>138</text:p>
          </table:table-cell>
          <table:table-cell office:value-type="float" office:value="241">
            <text:p>241</text:p>
          </table:table-cell>
          <table:table-cell office:value-type="float" office:value="595">
            <text:p>595</text:p>
          </table:table-cell>
          <table:table-cell office:value-type="float" office:value="2025">
            <text:p>2025</text:p>
          </table:table-cell>
          <table:table-cell table:style-name="ce3" office:value-type="float" office:value="3435">
            <text:p>3435</text:p>
          </table:table-cell>
          <table:table-cell office:value-type="string">
            <text:p>abort</text:p>
          </table:table-cell>
          <table:table-cell table:number-columns-repeated="8"/>
        </table:table-row>
        <table:table-row table:style-name="ro2">
          <table:table-cell table:style-name="ce1" office:value-type="string">
            <text:p>dynamic</text:p>
          </table:table-cell>
          <table:table-cell office:value-type="float" office:value="174">
            <text:p>174</text:p>
          </table:table-cell>
          <table:table-cell office:value-type="float" office:value="458">
            <text:p>458</text:p>
          </table:table-cell>
          <table:table-cell office:value-type="float" office:value="4007">
            <text:p>4007</text:p>
          </table:table-cell>
          <table:table-cell table:number-columns-repeated="2" office:value-type="string">
            <text:p>OOM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>
            <text:p>results on KeY 2.1.4183 (2013-04-24)</text:p>
          </table:table-cell>
          <table:table-cell table:number-columns-repeated="14"/>
        </table:table-row>
        <table:table-row table:style-name="ro1" table:number-rows-repeated="104856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ime" table:style-name="ta1">
        <table:table-column table:style-name="co3" table:default-cell-style-name="ce1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1" table:formula="of:=[$'proof steps'.B1]" office:value-type="float" office:value="1">
            <text:p>1</text:p>
          </table:table-cell>
          <table:table-cell table:style-name="ce1" table:formula="of:=[$'proof steps'.C1]" office:value-type="float" office:value="2">
            <text:p>2</text:p>
          </table:table-cell>
          <table:table-cell table:style-name="ce1" table:formula="of:=[$'proof steps'.D1]" office:value-type="float" office:value="4">
            <text:p>4</text:p>
          </table:table-cell>
          <table:table-cell table:style-name="ce1" table:formula="of:=[$'proof steps'.E1]" office:value-type="float" office:value="8">
            <text:p>8</text:p>
          </table:table-cell>
          <table:table-cell table:style-name="ce1" table:formula="of:=[$'proof steps'.F1]" office:value-type="float" office:value="10">
            <text:p>10</text:p>
          </table:table-cell>
          <table:table-cell table:style-name="ce1" table:formula="of:=[$'proof steps'.G1]" office:value-type="float" office:value="20">
            <text:p>20</text:p>
          </table:table-cell>
          <table:table-cell table:style-name="ce1" table:formula="of:=[$'proof steps'.H1]" office:value-type="float" office:value="40">
            <text:p>40</text:p>
          </table:table-cell>
          <table:table-cell table:style-name="ce1" table:formula="of:=[$'proof steps'.I1]" office:value-type="float" office:value="100">
            <text:p>100</text:p>
          </table:table-cell>
          <table:table-cell table:style-name="ce1" table:formula="of:=[$'proof steps'.J1]" office:value-type="float" office:value="200">
            <text:p>200</text:p>
          </table:table-cell>
          <table:table-cell table:style-name="ce1" table:formula="of:=[$'proof steps'.K1]" office:value-type="float" office:value="1000">
            <text:p>1000</text:p>
          </table:table-cell>
          <table:table-cell table:style-name="ce1" table:formula="of:=[$'proof steps'.L1]" office:value-type="float" office:value="2000">
            <text:p>2000</text:p>
          </table:table-cell>
          <table:table-cell table:style-name="ce1" table:formula="of:=[$'proof steps'.M1]" office:value-type="float" office:value="4000">
            <text:p>4000</text:p>
          </table:table-cell>
          <table:table-cell table:style-name="ce1" table:formula="of:=[$'proof steps'.N1]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</table:table-row>
        <table:table-row table:style-name="ro1">
          <table:table-cell table:formula="of:=[$'proof steps'.A2]" office:value-type="string" office:string-value="inc1">
            <text:p>inc1</text:p>
          </table:table-cell>
          <table:table-cell office:value-type="float" office:value="0.7">
            <text:p>0.7</text:p>
          </table:table-cell>
          <table:table-cell table:style-name="ce3" office:value-type="float" office:value="0.3">
            <text:p>0.3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/>
          <table:table-cell office:value-type="float" office:value="1.8">
            <text:p>1.8</text:p>
          </table:table-cell>
          <table:table-cell office:value-type="float" office:value="4.1">
            <text:p>4.1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469.1">
            <text:p>469.1</text:p>
          </table:table-cell>
          <table:table-cell office:value-type="float" office:value="1432.4">
            <text:p>1432.4</text:p>
          </table:table-cell>
          <table:table-cell office:value-type="float" office:value="4589.4">
            <text:p>4589.4</text:p>
          </table:table-cell>
        </table:table-row>
        <table:table-row table:style-name="ro1">
          <table:table-cell table:formula="of:=[$'proof steps'.A3]" office:value-type="string" office:string-value="inc2">
            <text:p>inc2</text:p>
          </table:table-cell>
          <table:table-cell office:value-type="float" office:value="0.8">
            <text:p>0.8</text:p>
          </table:table-cell>
          <table:table-cell table:style-name="ce3" office:value-type="float" office:value="0.1">
            <text:p>0.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.3">
            <text:p>1.3</text:p>
          </table:table-cell>
          <table:table-cell/>
          <table:table-cell office:value-type="float" office:value="5.8">
            <text:p>5.8</text:p>
          </table:table-cell>
          <table:table-cell office:value-type="float" office:value="10.3">
            <text:p>10.3</text:p>
          </table:table-cell>
          <table:table-cell office:value-type="float" office:value="123.3">
            <text:p>123.3</text:p>
          </table:table-cell>
          <table:table-cell table:number-columns-repeated="4"/>
        </table:table-row>
        <table:table-row table:style-name="ro1">
          <table:table-cell table:formula="of:=[$'proof steps'.A4]" office:value-type="string" office:string-value="contract">
            <text:p>contract</text:p>
          </table:table-cell>
          <table:table-cell office:value-type="float" office:value="0">
            <text:p>0</text:p>
          </table:table-cell>
          <table:table-cell table:style-name="ce3" office:value-type="float" office:value="0.1">
            <text:p>0.1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3.5">
            <text:p>3.5</text:p>
          </table:table-cell>
          <table:table-cell office:value-type="float" office:value="24.4">
            <text:p>24.4</text:p>
          </table:table-cell>
          <table:table-cell office:value-type="float" office:value="382.9">
            <text:p>382.9</text:p>
          </table:table-cell>
          <table:table-cell office:value-type="float" office:value="5553">
            <text:p>5553</text:p>
          </table:table-cell>
          <table:table-cell table:number-columns-repeated="5"/>
        </table:table-row>
        <table:table-row table:style-name="ro1">
          <table:table-cell office:value-type="string">
            <text:p>access chain 1</text:p>
          </table:table-cell>
          <table:table-cell office:value-type="float" office:value="1.079">
            <text:p>1.079</text:p>
          </table:table-cell>
          <table:table-cell table:style-name="ce3" office:value-type="float" office:value="2.388">
            <text:p>2.388</text:p>
          </table:table-cell>
          <table:table-cell office:value-type="float" office:value="4.673">
            <text:p>4.673</text:p>
          </table:table-cell>
          <table:table-cell office:value-type="float" office:value="18.1">
            <text:p>18.1</text:p>
          </table:table-cell>
          <table:table-cell office:value-type="float" office:value="38.9">
            <text:p>38.9</text:p>
          </table:table-cell>
          <table:table-cell table:number-columns-repeated="9"/>
        </table:table-row>
        <table:table-row table:style-name="ro1">
          <table:table-cell office:value-type="string">
            <text:p>access chain 4</text:p>
          </table:table-cell>
          <table:table-cell office:value-type="float" office:value="2.972">
            <text:p>2.972</text:p>
          </table:table-cell>
          <table:table-cell table:style-name="ce2" office:value-type="float" office:value="1059">
            <text:p>1059</text:p>
          </table:table-cell>
          <table:table-cell table:number-columns-repeated="12"/>
        </table:table-row>
        <table:table-row table:style-name="ro1">
          <table:table-cell table:formula="of:=[$'proof steps'.A7]" office:value-type="string" office:string-value="model field">
            <text:p>model field</text:p>
          </table:table-cell>
          <table:table-cell table:style-name="Default" office:value-type="float" office:value="0.782">
            <text:p>0.782</text:p>
          </table:table-cell>
          <table:table-cell office:value-type="float" office:value="0.622">
            <text:p>0.622</text:p>
          </table:table-cell>
          <table:table-cell table:style-name="Default" office:value-type="float" office:value="1.351">
            <text:p>1.351</text:p>
          </table:table-cell>
          <table:table-cell table:style-name="Default" office:value-type="float" office:value="45.8">
            <text:p>45.8</text:p>
          </table:table-cell>
          <table:table-cell table:style-name="ce2" office:value-type="float" office:value="702.7">
            <text:p>702.7</text:p>
          </table:table-cell>
          <table:table-cell table:style-name="Default" office:value-type="float" office:value="792.15">
            <text:p>792.15</text:p>
          </table:table-cell>
          <table:table-cell office:value-type="float" office:value="1321.8">
            <text:p>1321.8</text:p>
          </table:table-cell>
          <table:table-cell table:number-columns-repeated="7"/>
        </table:table-row>
        <table:table-row table:style-name="ro1">
          <table:table-cell office:value-type="string">
            <text:p>ghost</text:p>
          </table:table-cell>
          <table:table-cell table:style-name="Default" office:value-type="float" office:value="1.065">
            <text:p>1.065</text:p>
          </table:table-cell>
          <table:table-cell office:value-type="float" office:value="0.775">
            <text:p>0.775</text:p>
          </table:table-cell>
          <table:table-cell table:style-name="Default" office:value-type="float" office:value="1.002">
            <text:p>1.002</text:p>
          </table:table-cell>
          <table:table-cell table:style-name="Default" office:value-type="float" office:value="20.964">
            <text:p>20.964</text:p>
          </table:table-cell>
          <table:table-cell office:value-type="float" office:value="132.7">
            <text:p>132.7</text:p>
          </table:table-cell>
          <table:table-cell table:style-name="Default" office:value-type="string">
            <text:p>Abort ( &gt; 100 min)</text:p>
          </table:table-cell>
          <table:table-cell table:number-columns-repeated="8"/>
        </table:table-row>
        <table:table-row table:style-name="ro1">
          <table:table-cell table:formula="of:=[$'proof steps'.A9]" office:value-type="string" office:string-value="dynamic">
            <text:p>dynamic</text:p>
          </table:table-cell>
          <table:table-cell table:style-name="Default" office:value-type="float" office:value="1.314">
            <text:p>1.314</text:p>
          </table:table-cell>
          <table:table-cell office:value-type="float" office:value="1.081">
            <text:p>1.081</text:p>
          </table:table-cell>
          <table:table-cell table:style-name="Default" office:value-type="float" office:value="9.774">
            <text:p>9.774</text:p>
          </table:table-cell>
          <table:table-cell table:number-columns-repeated="2" table:style-name="Default" office:value-type="string">
            <text:p>OOM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office:value-type="string">
            <text:p>on i57pc7 (core i7 2.8 GHz), maximum Java heap size 7680MB</text:p>
          </table:table-cell>
          <table:table-cell table:style-name="Default"/>
          <table:table-cell/>
          <table:table-cell table:style-name="Default" table:number-columns-repeated="4"/>
          <table:table-cell table:number-columns-repeated="8"/>
        </table:table-row>
      </table:table>
      <table:table table:name="time per step" table:style-name="ta1">
        <table:table-column table:style-name="co4" table:default-cell-style-name="ce4"/>
        <table:table-column table:style-name="co2" table:number-columns-repeated="9" table:default-cell-style-name="ce5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4" table:formula="of:=[$'proof steps'.B1]" office:value-type="float" office:value="1">
            <text:p>1</text:p>
          </table:table-cell>
          <table:table-cell table:style-name="ce4" table:formula="of:=[$'proof steps'.C1]" office:value-type="float" office:value="2">
            <text:p>2</text:p>
          </table:table-cell>
          <table:table-cell table:style-name="ce4" table:formula="of:=[$'proof steps'.D1]" office:value-type="float" office:value="4">
            <text:p>4</text:p>
          </table:table-cell>
          <table:table-cell table:style-name="ce4" table:formula="of:=[$'proof steps'.E1]" office:value-type="float" office:value="8">
            <text:p>8</text:p>
          </table:table-cell>
          <table:table-cell table:style-name="ce4" table:formula="of:=[$'proof steps'.F1]" office:value-type="float" office:value="10">
            <text:p>10</text:p>
          </table:table-cell>
          <table:table-cell table:style-name="ce4" table:formula="of:=[$'proof steps'.G1]" office:value-type="float" office:value="20">
            <text:p>20</text:p>
          </table:table-cell>
          <table:table-cell table:style-name="ce4" table:formula="of:=[$'proof steps'.H1]" office:value-type="float" office:value="40">
            <text:p>40</text:p>
          </table:table-cell>
          <table:table-cell table:style-name="ce4" table:formula="of:=[$'proof steps'.I1]" office:value-type="float" office:value="100">
            <text:p>100</text:p>
          </table:table-cell>
          <table:table-cell table:style-name="ce4" table:formula="of:=[$'proof steps'.J1]" office:value-type="float" office:value="200">
            <text:p>200</text:p>
          </table:table-cell>
          <table:table-cell table:style-name="ce4" table:formula="of:=[$'proof steps'.K1]" office:value-type="float" office:value="1000">
            <text:p>1000</text:p>
          </table:table-cell>
          <table:table-cell table:style-name="ce4" table:formula="of:=[$'proof steps'.L1]" office:value-type="float" office:value="2000">
            <text:p>2000</text:p>
          </table:table-cell>
          <table:table-cell table:style-name="ce4" table:formula="of:=[$'proof steps'.M1]" office:value-type="float" office:value="4000">
            <text:p>4000</text:p>
          </table:table-cell>
          <table:table-cell table:style-name="ce4" table:formula="of:=[$'proof steps'.N1]" office:value-type="float" office:value="6000">
            <text:p>6000</text:p>
          </table:table-cell>
          <table:table-cell table:style-name="ce4" office:value-type="float" office:value="10000">
            <text:p>10000</text:p>
          </table:table-cell>
        </table:table-row>
        <table:table-row table:style-name="ro1">
          <table:table-cell table:formula="of:=[$'proof steps'.A2]" office:value-type="string" office:string-value="inc1">
            <text:p>inc1</text:p>
          </table:table-cell>
          <table:table-cell table:formula="of:=[time.B2]*1000/['proof steps'.B2]" office:value-type="float" office:value="10.7692307692308">
            <text:p>10.77</text:p>
          </table:table-cell>
          <table:table-cell table:formula="of:=[time.C2]*1000/['proof steps'.C2]" office:value-type="float" office:value="3.75">
            <text:p>3.75</text:p>
          </table:table-cell>
          <table:table-cell table:number-columns-repeated="2"/>
          <table:table-cell table:formula="of:=[time.F2]*1000/['proof steps'.F2]" office:value-type="float" office:value="2.77777777777778">
            <text:p>2.78</text:p>
          </table:table-cell>
          <table:table-cell table:style-name="ce6" table:formula="of:=[time.G2]*1000/['proof steps'.G2]" office:value-type="float" office:value="0.77720207253886">
            <text:p>0.78</text:p>
          </table:table-cell>
          <table:table-cell table:style-name="ce6"/>
          <table:table-cell table:style-name="ce6" table:formula="of:=[time.I2]*1000/['proof steps'.I2]" office:value-type="float" office:value="1.03092783505155">
            <text:p>1.03</text:p>
          </table:table-cell>
          <table:table-cell table:style-name="ce6" table:formula="of:=[time.J2]*1000/['proof steps'.J2]" office:value-type="float" office:value="1.18978525827046">
            <text:p>1.19</text:p>
          </table:table-cell>
          <table:table-cell table:style-name="ce6" table:formula="of:=[time.K2]*1000/['proof steps'.K2]" office:value-type="float" office:value="2.34659157573624">
            <text:p>2.35</text:p>
          </table:table-cell>
          <table:table-cell table:style-name="ce6" table:formula="of:=[time.L2]*1000/['proof steps'.L2]" office:value-type="float" office:value="3.17217881689479">
            <text:p>3.17</text:p>
          </table:table-cell>
          <table:table-cell table:style-name="ce6" table:formula="of:=[time.M2]*1000/['proof steps'.M2]" office:value-type="float" office:value="6.89386591423449">
            <text:p>6.89</text:p>
          </table:table-cell>
          <table:table-cell table:style-name="ce6" table:formula="of:=[time.N2]*1000/['proof steps'.N2]" office:value-type="float" office:value="14.0368069302079">
            <text:p>14.04</text:p>
          </table:table-cell>
          <table:table-cell table:style-name="ce6" table:formula="of:=[time.O2]*1000/['proof steps'.O2]" office:value-type="float" office:value="26.989643795981">
            <text:p>26.99</text:p>
          </table:table-cell>
        </table:table-row>
        <table:table-row table:style-name="ro1">
          <table:table-cell table:formula="of:=[$'proof steps'.A3]" office:value-type="string" office:string-value="inc2">
            <text:p>inc2</text:p>
          </table:table-cell>
          <table:table-cell table:formula="of:=[time.B3]*1000/['proof steps'.B3]" office:value-type="float" office:value="9.87654320987654">
            <text:p>9.88</text:p>
          </table:table-cell>
          <table:table-cell table:formula="of:=[time.C3]*1000/['proof steps'.C3]" office:value-type="float" office:value="0.854700854700855">
            <text:p>0.85</text:p>
          </table:table-cell>
          <table:table-cell table:number-columns-repeated="2"/>
          <table:table-cell table:formula="of:=[time.F3]*1000/['proof steps'.F3]" office:value-type="float" office:value="1.18764845605701">
            <text:p>1.19</text:p>
          </table:table-cell>
          <table:table-cell table:formula="of:=[time.G3]*1000/['proof steps'.G3]" office:value-type="float" office:value="1.62297128589263">
            <text:p>1.62</text:p>
          </table:table-cell>
          <table:table-cell/>
          <table:table-cell table:formula="of:=[time.I3]*1000/['proof steps'.I3]" office:value-type="float" office:value="1.51002343139807">
            <text:p>1.51</text:p>
          </table:table-cell>
          <table:table-cell table:formula="of:=[time.J3]*1000/['proof steps'.J3]" office:value-type="float" office:value="1.34799110064128">
            <text:p>1.35</text:p>
          </table:table-cell>
          <table:table-cell table:style-name="ce5" table:formula="of:=[time.K3]*1000/['proof steps'.K3]" office:value-type="float" office:value="3.24123971504429">
            <text:p>3.24</text:p>
          </table:table-cell>
          <table:table-cell table:number-columns-repeated="4"/>
        </table:table-row>
        <table:table-row table:style-name="ro1">
          <table:table-cell table:formula="of:=[$'proof steps'.A4]" office:value-type="string" office:string-value="contract">
            <text:p>contract</text:p>
          </table:table-cell>
          <table:table-cell table:formula="of:=[time.B4]*1000/['proof steps'.B4]" office:value-type="float" office:value="0">
            <text:p>0.00</text:p>
          </table:table-cell>
          <table:table-cell table:formula="of:=[time.C4]*1000/['proof steps'.C4]" office:value-type="float" office:value="0.581395348837209">
            <text:p>0.58</text:p>
          </table:table-cell>
          <table:table-cell table:number-columns-repeated="2"/>
          <table:table-cell table:formula="of:=[time.F4]*1000/['proof steps'.F4]" office:value-type="float" office:value="0.965665236051502">
            <text:p>0.97</text:p>
          </table:table-cell>
          <table:table-cell table:formula="of:=[time.G4]*1000/['proof steps'.G4]" office:value-type="float" office:value="1.44508670520231">
            <text:p>1.45</text:p>
          </table:table-cell>
          <table:table-cell table:formula="of:=[time.H4]*1000/['proof steps'.H4]" office:value-type="float" office:value="3.38794779227992">
            <text:p>3.39</text:p>
          </table:table-cell>
          <table:table-cell table:formula="of:=[time.I4]*1000/['proof steps'.I4]" office:value-type="float" office:value="10.6532747203828">
            <text:p>10.65</text:p>
          </table:table-cell>
          <table:table-cell table:formula="of:=[time.J4]*1000/['proof steps'.J4]" office:value-type="float" office:value="42.1185965018735">
            <text:p>42.12</text:p>
          </table:table-cell>
          <table:table-cell table:number-columns-repeated="5"/>
        </table:table-row>
        <table:table-row table:style-name="ro1">
          <table:table-cell office:value-type="string">
            <text:p>access chain 1</text:p>
          </table:table-cell>
          <table:table-cell table:formula="of:=[time.B5]*1000/['proof steps'.B5]" office:value-type="float" office:value="6.27325581395349">
            <text:p>6.27</text:p>
          </table:table-cell>
          <table:table-cell table:formula="of:=[time.C5]*1000/['proof steps'.C5]" office:value-type="float" office:value="4.28725314183124">
            <text:p>4.29</text:p>
          </table:table-cell>
          <table:table-cell table:formula="of:=[time.D5]*1000/['proof steps'.D5]" office:value-type="float" office:value="2.31107814045499">
            <text:p>2.31</text:p>
          </table:table-cell>
          <table:table-cell table:formula="of:=[time.E5]*1000/['proof steps'.E5]" office:value-type="float" office:value="2.7760736196319">
            <text:p>2.78</text:p>
          </table:table-cell>
          <table:table-cell table:formula="of:=[time.F5]*1000/['proof steps'.F5]" office:value-type="float" office:value="2.89585349512395">
            <text:p>2.90</text:p>
          </table:table-cell>
          <table:table-cell table:number-columns-repeated="9"/>
        </table:table-row>
        <table:table-row table:style-name="ro1">
          <table:table-cell office:value-type="string">
            <text:p>access chain 4</text:p>
          </table:table-cell>
          <table:table-cell table:formula="of:=[time.B6]*1000/['proof steps'.B6]" office:value-type="float" office:value="8.51575931232092">
            <text:p>8.52</text:p>
          </table:table-cell>
          <table:table-cell table:formula="of:=[time.C6]*1000/['proof steps'.C6]" office:value-type="float" office:value="50.5875609057036">
            <text:p>50.59</text:p>
          </table:table-cell>
          <table:table-cell table:number-columns-repeated="12"/>
        </table:table-row>
        <table:table-row table:style-name="ro1">
          <table:table-cell table:formula="of:=[$'proof steps'.A7]" office:value-type="string" office:string-value="model field">
            <text:p>model field</text:p>
          </table:table-cell>
          <table:table-cell table:formula="of:=[time.B7]*1000/['proof steps'.B7]" office:value-type="float" office:value="6.01538461538462">
            <text:p>6.02</text:p>
          </table:table-cell>
          <table:table-cell table:formula="of:=[time.C7]*1000/['proof steps'.C7]" office:value-type="float" office:value="2.22142857142857">
            <text:p>2.22</text:p>
          </table:table-cell>
          <table:table-cell table:formula="of:=[time.D7]*1000/['proof steps'.D7]" office:value-type="float" office:value="1.00520833333333">
            <text:p>1.01</text:p>
          </table:table-cell>
          <table:table-cell table:formula="of:=[time.E7]*1000/['proof steps'.E7]" office:value-type="float" office:value="2.27272727272727">
            <text:p>2.27</text:p>
          </table:table-cell>
          <table:table-cell table:formula="of:=[time.F7]*1000/['proof steps'.F7]" office:value-type="float" office:value="22.6860371267151">
            <text:p>22.69</text:p>
          </table:table-cell>
          <table:table-cell table:formula="of:=[time.G7]*1000/['proof steps'.G7]" office:value-type="float" office:value="15.2506642023796">
            <text:p>15.25</text:p>
          </table:table-cell>
          <table:table-cell table:formula="of:=[time.H7]*1000/['proof steps'.H7]" office:value-type="float" office:value="10.5644271807414">
            <text:p>10.56</text:p>
          </table:table-cell>
          <table:table-cell table:number-columns-repeated="7"/>
        </table:table-row>
        <table:table-row table:style-name="ro1">
          <table:table-cell office:value-type="string">
            <text:p>ghost</text:p>
          </table:table-cell>
          <table:table-cell table:formula="of:=[time.B8]*1000/['proof steps'.B8]" office:value-type="float" office:value="7.71739130434783">
            <text:p>7.72</text:p>
          </table:table-cell>
          <table:table-cell table:formula="of:=[time.C8]*1000/['proof steps'.C8]" office:value-type="float" office:value="3.21576763485477">
            <text:p>3.22</text:p>
          </table:table-cell>
          <table:table-cell table:formula="of:=[time.D8]*1000/['proof steps'.D8]" office:value-type="float" office:value="1.68403361344538">
            <text:p>1.68</text:p>
          </table:table-cell>
          <table:table-cell table:formula="of:=[time.E8]*1000/['proof steps'.E8]" office:value-type="float" office:value="10.3525925925926">
            <text:p>10.35</text:p>
          </table:table-cell>
          <table:table-cell table:formula="of:=[time.F8]*1000/['proof steps'.F8]" office:value-type="float" office:value="38.6317321688501">
            <text:p>38.63</text:p>
          </table:table-cell>
          <table:table-cell office:value-type="float" office:value="883.3">
            <text:p>883.30</text:p>
          </table:table-cell>
          <table:table-cell table:number-columns-repeated="8"/>
        </table:table-row>
        <table:table-row table:style-name="ro1">
          <table:table-cell table:formula="of:=[$'proof steps'.A9]" office:value-type="string" office:string-value="dynamic">
            <text:p>dynamic</text:p>
          </table:table-cell>
          <table:table-cell table:formula="of:=[time.B9]*1000/['proof steps'.B9]" office:value-type="float" office:value="7.55172413793104">
            <text:p>7.55</text:p>
          </table:table-cell>
          <table:table-cell table:formula="of:=[time.C9]*1000/['proof steps'.C9]" office:value-type="float" office:value="2.36026200873362">
            <text:p>2.36</text:p>
          </table:table-cell>
          <table:table-cell table:formula="of:=[time.D9]*1000/['proof steps'.D9]" office:value-type="float" office:value="2.43923134514599">
            <text:p>2.44</text:p>
          </table:table-cell>
          <table:table-cell office:value-type="string">
            <text:p>n/a</text:p>
          </table:table-cell>
          <table:table-cell office:value-type="float" office:value="9531">
            <text:p>9531.00</text:p>
          </table:table-cell>
          <table:table-cell table:number-columns-repeated="9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office:value-type="string">
            <text:p>„ms/step“</text:p>
          </table:table-cell>
          <table:table-cell table:style-name="Default" table:number-columns-repeated="9"/>
          <table:table-cell table:number-columns-repeated="5"/>
        </table:table-row>
      </table:table>
      <table:table table:name="KeY versions" table:style-name="ta1"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/>
        </table:table-row>
        <table:table-row table:style-name="ro1">
          <table:table-cell office:value-type="string">
            <text:p>Release 1.6.5</text:p>
          </table:table-cell>
          <table:table-cell office:value-type="float" office:value="86">
            <text:p>86</text:p>
          </table:table-cell>
          <table:table-cell office:value-type="float" office:value="136">
            <text:p>136</text:p>
          </table:table-cell>
          <table:table-cell office:value-type="float" office:value="536">
            <text:p>536</text:p>
          </table:table-cell>
          <table:table-cell office:value-type="float" office:value="1036">
            <text:p>1036</text:p>
          </table:table-cell>
          <table:table-cell office:value-type="float" office:value="2036">
            <text:p>2036</text:p>
          </table:table-cell>
          <table:table-cell office:value-type="float" office:value="5036">
            <text:p>5036</text:p>
          </table:table-cell>
          <table:table-cell office:value-type="float" office:value="10036">
            <text:p>10036</text:p>
          </table:table-cell>
          <table:table-cell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2.9">
            <text:p>2.9</text:p>
          </table:table-cell>
          <table:table-cell office:value-type="float" office:value="5.3">
            <text:p>5.3</text:p>
          </table:table-cell>
          <table:table-cell office:value-type="float" office:value="20.8">
            <text:p>20.8</text:p>
          </table:table-cell>
          <table:table-cell/>
        </table:table-row>
        <table:table-row table:style-name="ro1">
          <table:table-cell office:value-type="string">
            <text:p>Release 2.0.0</text:p>
          </table:table-cell>
          <table:table-cell table:formula="of:=['proof steps'.B4]" office:value-type="float" office:value="106">
            <text:p>106</text:p>
          </table:table-cell>
          <table:table-cell table:formula="of:=['proof steps'.C4]" office:value-type="float" office:value="172">
            <text:p>172</text:p>
          </table:table-cell>
          <table:table-cell table:formula="of:=['proof steps'.F4]" office:value-type="float" office:value="932">
            <text:p>932</text:p>
          </table:table-cell>
          <table:table-cell table:formula="of:=['proof steps'.G4]" office:value-type="float" office:value="2422">
            <text:p>2422</text:p>
          </table:table-cell>
          <table:table-cell table:formula="of:=['proof steps'.H4]" office:value-type="float" office:value="7202">
            <text:p>7202</text:p>
          </table:table-cell>
          <table:table-cell table:formula="of:=['proof steps'.I4]" office:value-type="float" office:value="35942">
            <text:p>35942</text:p>
          </table:table-cell>
          <table:table-cell table:formula="of:=['proof steps'.J4]" office:value-type="float" office:value="131842">
            <text:p>131842</text:p>
          </table:table-cell>
          <table:table-cell/>
        </table:table-row>
        <table:table-row table:style-name="ro1">
          <table:table-cell/>
          <table:table-cell table:formula="of:=[time.B4]" office:value-type="float" office:value="0">
            <text:p>0</text:p>
          </table:table-cell>
          <table:table-cell table:formula="of:=[time.C4]" office:value-type="float" office:value="0.1">
            <text:p>0.1</text:p>
          </table:table-cell>
          <table:table-cell table:formula="of:=[time.F4]" office:value-type="float" office:value="0.9">
            <text:p>0.9</text:p>
          </table:table-cell>
          <table:table-cell table:formula="of:=[time.G4]" office:value-type="float" office:value="3.5">
            <text:p>3.5</text:p>
          </table:table-cell>
          <table:table-cell table:formula="of:=[time.H4]" office:value-type="float" office:value="24.4">
            <text:p>24.4</text:p>
          </table:table-cell>
          <table:table-cell table:formula="of:=[time.I4]" office:value-type="float" office:value="382.9">
            <text:p>382.9</text:p>
          </table:table-cell>
          <table:table-cell table:formula="of:=[time.J4]" office:value-type="float" office:value="5553">
            <text:p>5553</text:p>
          </table:table-cell>
          <table:table-cell/>
        </table:table-row>
        <table:table-row table:style-name="ro2">
          <table:table-cell office:value-type="string">
            <text:p>Snapshot 2012-04-28 (fd9ab1fe49e68e719dd8e03e9855d26a0a417ef9)</text:p>
          </table:table-cell>
          <table:table-cell office:value-type="float" office:value="104">
            <text:p>104</text:p>
          </table:table-cell>
          <table:table-cell office:value-type="float" office:value="169">
            <text:p>169</text:p>
          </table:table-cell>
          <table:table-cell office:value-type="float" office:value="957">
            <text:p>957</text:p>
          </table:table-cell>
          <table:table-cell office:value-type="float" office:value="2572">
            <text:p>2572</text:p>
          </table:table-cell>
          <table:table-cell office:value-type="float" office:value="7902">
            <text:p>7902</text:p>
          </table:table-cell>
          <table:table-cell office:value-type="float" office:value="40692">
            <text:p>40692</text:p>
          </table:table-cell>
          <table:table-cell table:style-name="ce7" office:value-type="float" office:value="150538">
            <text:p>150538</text:p>
          </table:table-cell>
          <table:table-cell office:value-type="string">
            <text:p>(OOM)</text:p>
          </table:table-cell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4.1">
            <text:p>4.1</text:p>
          </table:table-cell>
          <table:table-cell office:value-type="float" office:value="20.9">
            <text:p>20.9</text:p>
          </table:table-cell>
          <table:table-cell office:value-type="float" office:value="367.2">
            <text:p>367.2</text:p>
          </table:table-cell>
          <table:table-cell table:style-name="ce7" office:value-type="float" office:value="4940.5">
            <text:p>4940.5</text:p>
          </table:table-cell>
          <table:table-cell office:value-type="string">
            <text:p>(OOM)</text:p>
          </table:table-cell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3-04-23T10:25:07</meta:creation-date>
    <dc:date>2013-04-26T09:32:06</dc:date>
    <dc:creator>Daniel Bruns</dc:creator>
    <meta:editing-duration>PT10H13M14S</meta:editing-duration>
    <meta:editing-cycles>18</meta:editing-cycles>
    <meta:generator>LibreOffice/3.5$Linux_X86_64 LibreOffice_project/350m1$Build-2</meta:generator>
    <meta:document-statistic meta:table-count="4" meta:cell-count="273" meta:object-count="0"/>
  </office:meta>
</office:document-meta>
</file>